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0.307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5f_GalenHos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is" table:style-name="ta1" table:print-ranges="his.B1:his.Y2454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8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9" table:number-columns-repeated="3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6" table:number-columns-repeated="231" table:default-cell-style-name="Normal_5f_GalenHos"/>
        <table:table-header-rows>
          <table:table-row table:style-name="ro1">
            <table:table-cell/>
            <table:table-cell table:style-name="ce2" office:value-type="string" table:number-columns-spanned="3" table:number-rows-spanned="1">
              <text:p>Hoja Nº ___</text:p>
            </table:table-cell>
            <table:covered-table-cell table:style-name="ce7"/>
            <table:covered-table-cell table:style-name="ce18"/>
            <table:table-cell table:style-name="ce18" table:number-columns-repeated="20"/>
            <table:table-cell table:number-columns-repeated="232"/>
          </table:table-row>
          <table:table-row table:style-name="ro2">
            <table:table-cell/>
            <table:table-cell table:style-name="ce3" office:value-type="string" table:number-columns-spanned="23" table:number-rows-spanned="1">
              <text:p>HOSPITAL</text:p>
            </table:table-cell>
            <table:covered-table-cell table:number-columns-repeated="22" table:style-name="ce8"/>
            <table:table-cell table:number-columns-repeated="232"/>
          </table:table-row>
          <table:table-row table:style-name="ro3">
            <table:table-cell/>
            <table:table-cell table:style-name="ce4" office:value-type="string" table:number-columns-spanned="23" table:number-rows-spanned="1">
              <text:p>Registro Diario de Atención y Otras Actividades de Salud</text:p>
            </table:table-cell>
            <table:covered-table-cell table:number-columns-repeated="22" table:style-name="ce9"/>
            <table:table-cell table:number-columns-repeated="232"/>
          </table:table-row>
          <table:table-row table:style-name="ro4">
            <table:table-cell table:number-columns-repeated="2"/>
            <table:table-cell table:style-name="ce7"/>
            <table:table-cell table:style-name="ce19" table:number-columns-repeated="21"/>
            <table:table-cell table:number-columns-repeated="232"/>
          </table:table-row>
          <table:table-row table:style-name="ro5">
            <table:table-cell/>
            <table:table-cell table:style-name="ce5"/>
            <table:table-cell table:style-name="ce10" office:value-type="string" table:number-columns-spanned="2" table:number-rows-spanned="1">
              <text:p>FECHA</text:p>
            </table:table-cell>
            <table:covered-table-cell table:style-name="ce10"/>
            <table:table-cell table:style-name="ce27" table:number-columns-repeated="2"/>
            <table:table-cell table:style-name="ce23" office:value-type="string">
              <text:p>DPTO</text:p>
            </table:table-cell>
            <table:table-cell table:style-name="ce23" office:value-type="string" table:number-columns-spanned="2" table:number-rows-spanned="1">
              <text:p>PROV</text:p>
            </table:table-cell>
            <table:covered-table-cell table:style-name="ce23"/>
            <table:table-cell table:style-name="ce23" office:value-type="string" table:number-columns-spanned="2" table:number-rows-spanned="1">
              <text:p>DIST <text:s text:c="2"/></text:p>
            </table:table-cell>
            <table:covered-table-cell table:style-name="ce23"/>
            <table:table-cell table:style-name="ce23" office:value-type="string" table:number-columns-spanned="5" table:number-rows-spanned="1">
              <text:p>4 ESTABLEC</text:p>
            </table:table-cell>
            <table:covered-table-cell table:number-columns-repeated="4" table:style-name="ce23"/>
            <table:table-cell table:style-name="ce23" office:value-type="string" table:number-columns-spanned="2" table:number-rows-spanned="1">
              <text:p>5 SERVICIO <text:s text:c="28"/></text:p>
            </table:table-cell>
            <table:covered-table-cell table:style-name="ce23"/>
            <table:table-cell table:style-name="ce48" office:value-type="string" table:number-columns-spanned="6" table:number-rows-spanned="1">
              <text:p>6 RESPONSABLE DE LA ATENCION <text:s text:c="19"/></text:p>
            </table:table-cell>
            <table:covered-table-cell table:number-columns-repeated="5" table:style-name="ce55"/>
            <table:table-cell table:number-columns-repeated="232"/>
          </table:table-row>
          <table:table-row table:style-name="ro6">
            <table:table-cell table:number-columns-repeated="2"/>
            <table:table-cell table:style-name="ce10" office:value-type="string">
              <text:p>2 AÑO</text:p>
            </table:table-cell>
            <table:table-cell table:style-name="ce20" office:value-type="string">
              <text:p>3 MES</text:p>
            </table:table-cell>
            <table:table-cell table:style-name="ce28"/>
            <table:table-cell table:style-name="ce32"/>
            <table:table-cell table:style-name="ce35" table:number-columns-spanned="1" table:number-rows-spanned="3"/>
            <table:table-cell table:style-name="ce39" table:number-columns-spanned="2" table:number-rows-spanned="3"/>
            <table:covered-table-cell table:style-name="ce39"/>
            <table:table-cell table:style-name="ce39" table:number-columns-spanned="2" table:number-rows-spanned="3"/>
            <table:covered-table-cell table:style-name="ce39"/>
            <table:table-cell table:style-name="ce41" table:number-columns-spanned="5" table:number-rows-spanned="3"/>
            <table:covered-table-cell table:number-columns-repeated="4" table:style-name="ce41"/>
            <table:table-cell table:style-name="ce42" table:number-columns-spanned="1" table:number-rows-spanned="3"/>
            <table:table-cell table:style-name="ce39" table:number-columns-spanned="1" table:number-rows-spanned="3"/>
            <table:table-cell table:style-name="ce49" table:number-columns-spanned="3" table:number-rows-spanned="3"/>
            <table:covered-table-cell table:number-columns-repeated="2" table:style-name="ce56"/>
            <table:table-cell table:style-name="ce35" table:number-columns-spanned="3" table:number-rows-spanned="3"/>
            <table:covered-table-cell table:style-name="ce62"/>
            <table:covered-table-cell table:style-name="ce63"/>
            <table:table-cell table:number-columns-repeated="232"/>
          </table:table-row>
          <table:table-row table:style-name="ro7">
            <table:table-cell/>
            <table:table-cell table:style-name="ce5"/>
            <table:table-cell table:style-name="ce11" table:number-columns-spanned="1" table:number-rows-spanned="2"/>
            <table:table-cell table:style-name="ce21" table:number-columns-spanned="1" table:number-rows-spanned="2"/>
            <table:table-cell table:style-name="ce29"/>
            <table:table-cell table:style-name="ce33"/>
            <table:covered-table-cell table:style-name="ce35"/>
            <table:covered-table-cell table:number-columns-repeated="4" table:style-name="ce39"/>
            <table:covered-table-cell table:number-columns-repeated="5" table:style-name="ce41"/>
            <table:covered-table-cell table:style-name="ce42"/>
            <table:covered-table-cell table:style-name="ce39"/>
            <table:covered-table-cell table:style-name="ce50"/>
            <table:covered-table-cell table:number-columns-repeated="2" table:style-name="ce57"/>
            <table:covered-table-cell table:number-columns-repeated="2" table:style-name="ce60"/>
            <table:covered-table-cell table:style-name="ce64"/>
            <table:table-cell table:number-columns-repeated="232"/>
          </table:table-row>
          <table:table-row table:style-name="ro7">
            <table:table-cell/>
            <table:table-cell table:style-name="ce5"/>
            <table:covered-table-cell table:style-name="ce12"/>
            <table:covered-table-cell table:style-name="ce21"/>
            <table:table-cell table:style-name="ce30"/>
            <table:table-cell table:style-name="ce34"/>
            <table:covered-table-cell table:style-name="ce35"/>
            <table:covered-table-cell table:number-columns-repeated="4" table:style-name="ce39"/>
            <table:covered-table-cell table:number-columns-repeated="5" table:style-name="ce41"/>
            <table:covered-table-cell table:style-name="ce42"/>
            <table:covered-table-cell table:style-name="ce39"/>
            <table:covered-table-cell table:style-name="ce51"/>
            <table:covered-table-cell table:number-columns-repeated="2" table:style-name="ce58"/>
            <table:covered-table-cell table:number-columns-repeated="2" table:style-name="ce61"/>
            <table:covered-table-cell table:style-name="ce65"/>
            <table:table-cell table:number-columns-repeated="232"/>
          </table:table-row>
          <table:table-row table:style-name="ro8">
            <table:table-cell table:number-columns-repeated="2"/>
            <table:table-cell table:style-name="ce7"/>
            <table:table-cell table:style-name="ce22" table:number-columns-repeated="21"/>
            <table:table-cell table:number-columns-repeated="232"/>
          </table:table-row>
          <table:table-row table:style-name="ro9">
            <table:table-cell table:number-columns-repeated="2"/>
            <table:table-cell table:style-name="ce13" office:value-type="string">
              <text:p>7 DIA</text:p>
            </table:table-cell>
            <table:table-cell table:style-name="ce23" office:value-type="string">
              <text:p>8,9 <text:s text:c="21"/>(HISTORIA CLINICA/FICHA FAMILIAR)/(DNI)</text:p>
            </table:table-cell>
            <table:table-cell table:style-name="ce23" office:value-type="string">
              <text:p>10 FINAN DE SALUD</text:p>
            </table:table-cell>
            <table:table-cell table:style-name="ce23" office:value-type="string">
              <text:p>11 ETNIA</text:p>
            </table:table-cell>
            <table:table-cell table:style-name="ce23" office:value-type="string">
              <text:p>12 <text:s text:c="36"/>DISTRITO PROCEDENCIA</text:p>
            </table:table-cell>
            <table:table-cell table:style-name="ce23" office:value-type="string">
              <text:p>13 EDAD</text:p>
            </table:table-cell>
            <table:table-cell table:style-name="ce23" office:value-type="string" table:number-columns-spanned="2" table:number-rows-spanned="1">
              <text:p>14 SEXO</text:p>
            </table:table-cell>
            <table:covered-table-cell table:style-name="ce23"/>
            <table:table-cell table:style-name="ce23" office:value-type="string" table:number-columns-spanned="3" table:number-rows-spanned="1">
              <text:p>15 ESTABLECIMIENTO</text:p>
            </table:table-cell>
            <table:covered-table-cell table:number-columns-repeated="2" table:style-name="ce23"/>
            <table:table-cell table:style-name="ce23" office:value-type="string" table:number-columns-spanned="3" table:number-rows-spanned="1">
              <text:p>16 SERVICIO</text:p>
            </table:table-cell>
            <table:covered-table-cell table:number-columns-repeated="2" table:style-name="ce23"/>
            <table:table-cell table:style-name="ce23" office:value-type="string" table:number-columns-spanned="3" table:number-rows-spanned="1">
              <text:p>17 <text:s text:c="49"/>DIAGNOSTICO MOTIVO DE CONSULTA Y/O ACTIVIDAD DE SALUD</text:p>
            </table:table-cell>
            <table:covered-table-cell table:style-name="ce45"/>
            <table:covered-table-cell table:style-name="ce52"/>
            <table:table-cell table:style-name="ce23" office:value-type="string" table:number-columns-spanned="3" table:number-rows-spanned="1">
              <text:p>18 <text:s text:c="20"/>TIPO DE DIAGNOSTICO</text:p>
            </table:table-cell>
            <table:covered-table-cell table:number-columns-repeated="2" table:style-name="ce23"/>
            <table:table-cell table:style-name="ce23" office:value-type="string">
              <text:p>19 LAB</text:p>
            </table:table-cell>
            <table:table-cell table:style-name="ce23" office:value-type="string">
              <text:p><text:s/>20 CODIGO</text:p>
            </table:table-cell>
            <table:table-cell table:style-name="ce68"/>
            <table:table-cell table:number-columns-repeated="231"/>
          </table:table-row>
        </table:table-header-rows>
        <table:table-row table:style-name="ro10">
          <table:table-cell table:style-name="ce1" table:number-columns-repeated="2"/>
          <table:table-cell table:style-name="ce14" table:number-columns-repeated="4"/>
          <table:table-cell table:style-name="ce36"/>
          <table:table-cell table:style-name="ce14"/>
          <table:table-cell table:style-name="ce40" office:value-type="string">
            <text:p>M</text:p>
          </table:table-cell>
          <table:table-cell table:style-name="ce40" office:value-type="string">
            <text:p>F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R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R</text:p>
          </table:table-cell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40" office:value-type="string">
            <text:p>P</text:p>
          </table:table-cell>
          <table:table-cell table:style-name="ce40" office:value-type="string">
            <text:p>D</text:p>
          </table:table-cell>
          <table:table-cell table:style-name="ce40" office:value-type="string">
            <text:p>R</text:p>
          </table:table-cell>
          <table:table-cell table:style-name="ce14" table:number-columns-repeated="2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23"/>
          <table:table-cell table:style-name="ce67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1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1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table-cell table:style-name="ce15" table:number-columns-spanned="1" table:number-rows-spanned="6"/>
          <table:table-cell table:style-name="ce24" table:number-columns-spanned="1" table:number-rows-spanned="6"/>
          <table:table-cell table:style-name="ce31" table:number-columns-repeated="2"/>
          <table:table-cell table:style-name="ce24" table:number-columns-spanned="1" table:number-rows-spanned="5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6" table:number-columns-spanned="1" table:number-rows-spanned="3"/>
          <table:covered-table-cell table:style-name="ce16"/>
          <table:covered-table-cell table:style-name="ce25"/>
          <table:table-cell table:style-name="ce16" table:number-columns-repeated="2"/>
          <table:covered-table-cell table:style-name="ce25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6"/>
          <table:covered-table-cell table:style-name="ce25"/>
          <table:table-cell table:style-name="ce16" table:number-columns-repeated="2"/>
          <table:covered-table-cell table:style-name="ce26"/>
          <table:covered-table-cell table:number-columns-repeated="9" table:style-name="ce16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6"/>
          <table:covered-table-cell table:style-name="ce17"/>
          <table:covered-table-cell table:style-name="ce26"/>
          <table:table-cell table:style-name="ce17" table:number-columns-repeated="2"/>
          <table:table-cell table:style-name="ce38"/>
          <table:covered-table-cell table:number-columns-repeated="9" table:style-name="ce17"/>
          <table:table-cell table:style-name="ce44" table:number-columns-spanned="3" table:number-rows-spanned="1"/>
          <table:covered-table-cell table:style-name="ce47"/>
          <table:covered-table-cell table:style-name="ce54"/>
          <table:table-cell table:style-name="ce59" table:number-columns-repeated="4"/>
          <table:table-cell table:style-name="ce66"/>
          <table:table-cell table:style-name="ce1"/>
          <table:table-cell table:number-columns-repeated="231"/>
        </table:table-row>
        <table:table-row table:style-name="ro10" table:number-rows-repeated="40">
          <table:table-cell table:style-name="ce1" table:number-columns-repeated="6"/>
          <table:table-cell table:style-name="ce37"/>
          <table:table-cell table:style-name="ce1" table:number-columns-repeated="9"/>
          <table:table-cell table:style-name="ce37" table:number-columns-repeated="3"/>
          <table:table-cell table:style-name="ce1" table:number-columns-repeated="6"/>
          <table:table-cell table:number-columns-repeated="231"/>
        </table:table-row>
        <table:table-row table:style-name="ro10" table:number-rows-repeated="10">
          <table:table-cell table:style-name="ce1" table:number-columns-repeated="6"/>
          <table:table-cell table:style-name="ce37"/>
          <table:table-cell table:style-name="ce1" table:number-columns-repeated="18"/>
          <table:table-cell table:number-columns-repeated="231"/>
        </table:table-row>
        <table:table-row table:style-name="ro10" table:number-rows-repeated="85">
          <table:table-cell table:style-name="ce1" table:number-columns-repeated="25"/>
          <table:table-cell table:number-columns-repeated="231"/>
        </table:table-row>
        <table:table-row table:style-name="ro10" table:number-rows-repeated="1048226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609cm" fo:margin-bottom="1.002cm" fo:margin-left="0.427cm" fo:margin-right="0.563cm" style:first-page-number="continue" style:scale-to="51%" style:writing-mode="lr-tb"/>
      <style:header-style>
        <style:header-footer-properties fo:min-height="0.342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787cm" fo:margin-right="0.508cm" style:first-page-number="continue" style:scale-to="49%" style:writing-mode="lr-tb"/>
      <style:header-style>
        <style:header-footer-properties fo:min-height="0.751cm" fo:margin-left="1.113cm" fo:margin-right="1.392cm" fo:margin-bottom="0.395cm"/>
      </style:header-style>
      <style:footer-style>
        <style:header-footer-properties fo:min-height="0.751cm" fo:margin-left="1.113cm" fo:margin-right="1.392cm" fo:margin-top="1.048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9-15">15/09/2014</text:date></text:span></text:p>
          <text:p><text:span text:style-name="MT1">Hora <text:s text:c="4"/></text:span><text:span text:style-name="MT1"><text:time>15:31:50</text:time></text:span></text:p>
        </style:region-right>
      </style:header>
      <style:header-left style:display="false"/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15/09/2014</text:date>, <text:time>15:3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" style:display-name="PageStyle_his" style:page-layout-name="Mpm3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-left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>
        <style:region-left>
          <text:p><text:span text:style-name="MT4">N=Nuevo <text:s text:c="8"/>R=Reingresante</text:span></text:p>
          <text:p><text:span text:style-name="MT4">P=Presuntivo <text:s text:c="2"/>D=Definitivo</text:span></text:p>
        </style:region-left>
        <style:region-center>
          <text:p><text:span text:style-name="MT4">C=Continuador <text:s text:c="3"/>(columna 10 y 11)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9-15T15:31:50.27</dc:date>
    <meta:print-date>2012-04-24T11:26:27</meta:print-date>
    <meta:generator>OpenOffice/4.0.0$Win32 OpenOffice.org_project/400m3$Build-9702</meta:generator>
    <meta:editing-duration>PT9M30S</meta:editing-duration>
    <meta:editing-cycles>9</meta:editing-cycles>
    <meta:document-statistic meta:table-count="1" meta:cell-count="36" meta:object-count="0"/>
  </office:meta>
</office:document-meta>
</file>